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15"/>
    <style:style style:name="ce4" style:family="table-cell" style:parent-style-name="Default" style:data-style-name="N3"/>
    <style:style style:name="ce5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4.00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1" table:default-cell-style-name="ce8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Matrix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Density</text:p>
          </table:table-cell>
          <table:table-cell office:value-type="string" table:style-name="ce5">
            <text:p>S</text:p>
          </table:table-cell>
          <table:table-cell office:value-type="string" table:style-name="ce6">
            <text:p>L</text:p>
          </table:table-cell>
          <table:table-cell office:value-type="string" table:style-name="ce7">
            <text:p>F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4" table:formula="of:=[.C2]/[.B2]" table:style-name="ce1">
            <text:p>0,4</text:p>
          </table:table-cell>
          <table:table-cell office:value-type="float" office:value="249.4597" table:style-name="ce3">
            <text:p>2,49E+02</text:p>
          </table:table-cell>
          <table:table-cell office:value-type="float" office:value="94333000" table:style-name="ce3">
            <text:p>9,43E+07</text:p>
          </table:table-cell>
          <table:table-cell office:value-type="float" office:value="533" table:style-name="ce8">
            <text:p>533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" table:formula="of:=[.C3]/[.B3]" table:style-name="ce1">
            <text:p>0,5</text:p>
          </table:table-cell>
          <table:table-cell office:value-type="float" office:value="269.19929999999999" table:style-name="ce3">
            <text:p>2,69E+02</text:p>
          </table:table-cell>
          <table:table-cell office:value-type="float" office:value="451320000" table:style-name="ce3">
            <text:p>4,51E+08</text:p>
          </table:table-cell>
          <table:table-cell office:value-type="float" office:value="2508" table:style-name="ce8">
            <text:p>2508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" table:formula="of:=[.C4]/[.B4]" table:style-name="ce1">
            <text:p>0,6</text:p>
          </table:table-cell>
          <table:table-cell office:value-type="float" office:value="983.38789999999995" table:style-name="ce3">
            <text:p>9,83E+02</text:p>
          </table:table-cell>
          <table:table-cell office:value-type="float" office:value="388340000" table:style-name="ce3">
            <text:p>3,88E+08</text:p>
          </table:table-cell>
          <table:table-cell office:value-type="float" office:value="579.5" table:style-name="ce8">
            <text:p>579,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4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0.75" table:formula="of:=[.C5]/[.B5]" table:style-name="ce1">
            <text:p>0,75</text:p>
          </table:table-cell>
          <table:table-cell office:value-type="float" office:value="1145.0999999999999" table:style-name="ce3">
            <text:p>1,15E+03</text:p>
          </table:table-cell>
          <table:table-cell office:value-type="float" office:value="1144600000" table:style-name="ce3">
            <text:p>1,14E+09</text:p>
          </table:table-cell>
          <table:table-cell office:value-type="float" office:value="1464" table:style-name="ce8">
            <text:p>1464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[.C6]/[.B6]" table:style-name="ce1">
            <text:p>1</text:p>
          </table:table-cell>
          <table:table-cell office:value-type="float" office:value="3788.3" table:style-name="ce3">
            <text:p>3,79E+03</text:p>
          </table:table-cell>
          <table:table-cell office:value-type="float" office:value="1617800000" table:style-name="ce3">
            <text:p>1,62E+09</text:p>
          </table:table-cell>
          <table:table-cell office:value-type="float" office:value="632" table:style-name="ce8">
            <text:p>632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.5" table:formula="of:=[.C7]/[.B7]" table:style-name="ce1">
            <text:p>1,5</text:p>
          </table:table-cell>
          <table:table-cell office:value-type="float" office:value="2703.8" table:style-name="ce3">
            <text:p>2,70E+03</text:p>
          </table:table-cell>
          <table:table-cell office:value-type="float" office:value="2525800000" table:style-name="ce3">
            <text:p>2,53E+09</text:p>
          </table:table-cell>
          <table:table-cell office:value-type="float" office:value="1356.7" table:style-name="ce8">
            <text:p>1356,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7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0.2" table:formula="of:=[.C8]/[.B8]" table:style-name="ce1">
            <text:p>0,2</text:p>
          </table:table-cell>
          <table:table-cell office:value-type="float" office:value="-30.363900000000001" table:style-name="ce3">
            <text:p>-3,04E+01</text:p>
          </table:table-cell>
          <table:table-cell office:value-type="float" office:value="-35077" table:style-name="ce3">
            <text:p>-3,51E+04</text:p>
          </table:table-cell>
          <table:table-cell office:value-type="float" office:value="92" table:style-name="ce8">
            <text:p>92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8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0.5" table:formula="of:=[.C9]/[.B9]" table:style-name="ce1">
            <text:p>0,5</text:p>
          </table:table-cell>
          <table:table-cell office:value-type="float" office:value="127.8706" table:style-name="ce3">
            <text:p>1,28E+02</text:p>
          </table:table-cell>
          <table:table-cell office:value-type="float" office:value="528980" table:style-name="ce3">
            <text:p>5,29E+05</text:p>
          </table:table-cell>
          <table:table-cell office:value-type="float" office:value="344.33330000000001" table:style-name="ce8">
            <text:p>344,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09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0.6" table:formula="of:=[.C10]/[.B10]" table:style-name="ce1">
            <text:p>0,6</text:p>
          </table:table-cell>
          <table:table-cell office:value-type="float" office:value="282.79480000000001" table:style-name="ce3">
            <text:p>2,83E+02</text:p>
          </table:table-cell>
          <table:table-cell office:value-type="float" office:value="10056000" table:style-name="ce3">
            <text:p>1,01E+07</text:p>
          </table:table-cell>
          <table:table-cell office:value-type="float" office:value="2746" table:style-name="ce8">
            <text:p>2746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0.8" table:formula="of:=[.C11]/[.B11]" table:style-name="ce1">
            <text:p>0,8</text:p>
          </table:table-cell>
          <table:table-cell office:value-type="float" office:value="1148.5" table:style-name="ce3">
            <text:p>1,15E+03</text:p>
          </table:table-cell>
          <table:table-cell office:value-type="float" office:value="9453900" table:style-name="ce3">
            <text:p>9,45E+06</text:p>
          </table:table-cell>
          <table:table-cell office:value-type="float" office:value="654.75" table:style-name="ce8">
            <text:p>654,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[.C12]/[.B12]" table:style-name="ce1">
            <text:p>1</text:p>
          </table:table-cell>
          <table:table-cell office:value-type="float" office:value="1493.9" table:style-name="ce3">
            <text:p>1,49E+03</text:p>
          </table:table-cell>
          <table:table-cell office:value-type="float" office:value="20058000" table:style-name="ce3">
            <text:p>2,01E+07</text:p>
          </table:table-cell>
          <table:table-cell office:value-type="float" office:value="1066" table:style-name="ce8">
            <text:p>1066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2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0.13333333333333333" table:formula="of:=[.C13]/[.B13]" table:style-name="ce1">
            <text:p>0,133333333</text:p>
          </table:table-cell>
          <table:table-cell office:value-type="float" office:value="-106.7893" table:style-name="ce3">
            <text:p>-1,07E+02</text:p>
          </table:table-cell>
          <table:table-cell office:value-type="float" office:value="-3541100" table:style-name="ce3">
            <text:p>-3,54E+06</text:p>
          </table:table-cell>
          <table:table-cell office:value-type="float" office:value="2521" table:style-name="ce8">
            <text:p>2521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3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0.26666666666666666" table:formula="of:=[.C14]/[.B14]" table:style-name="ce1">
            <text:p>0,266666667</text:p>
          </table:table-cell>
          <table:table-cell office:value-type="float" office:value="2.3035999999999999" table:style-name="ce3">
            <text:p>2,30E+00</text:p>
          </table:table-cell>
          <table:table-cell office:value-type="float" office:value="3782.1" table:style-name="ce3">
            <text:p>3,78E+03</text:p>
          </table:table-cell>
          <table:table-cell office:value-type="float" office:value="127" table:style-name="ce8">
            <text:p>127,0</text:p>
          </table:table-cell>
          <table:table-cell table:number-columns-repeated="3" table:style-name="ce1"/>
          <table:table-cell table:style-name="ce4"/>
          <table:table-cell table:number-columns-repeated="16373"/>
        </table:table-row>
        <table:table-row table:style-name="ro1">
          <table:table-cell office:value-type="string" table:style-name="ce1">
            <text:p>Id14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office:value-type="float" office:value="0.4" table:formula="of:=[.C15]/[.B15]" table:style-name="ce1">
            <text:p>0,4</text:p>
          </table:table-cell>
          <table:table-cell office:value-type="float" office:value="134.20820000000001" table:style-name="ce3">
            <text:p>1,34E+02</text:p>
          </table:table-cell>
          <table:table-cell office:value-type="float" office:value="3102100" table:style-name="ce3">
            <text:p>3,10E+06</text:p>
          </table:table-cell>
          <table:table-cell office:value-type="float" office:value="1878.3" table:style-name="ce8">
            <text:p>1878,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5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0.66666666666666663" table:formula="of:=[.C16]/[.B16]" table:style-name="ce1">
            <text:p>0,666666667</text:p>
          </table:table-cell>
          <table:table-cell office:value-type="float" office:value="493.22030000000001" table:style-name="ce3">
            <text:p>4,93E+02</text:p>
          </table:table-cell>
          <table:table-cell office:value-type="float" office:value="7682000" table:style-name="ce3">
            <text:p>7,68E+06</text:p>
          </table:table-cell>
          <table:table-cell office:value-type="float" office:value="1228.8" table:style-name="ce8">
            <text:p>1228,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6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[.C17]/[.B17]" table:style-name="ce1">
            <text:p>1</text:p>
          </table:table-cell>
          <table:table-cell office:value-type="float" office:value="2014.5" table:style-name="ce3">
            <text:p>2,01E+03</text:p>
          </table:table-cell>
          <table:table-cell office:value-type="float" office:value="24503000" table:style-name="ce3">
            <text:p>2,45E+07</text:p>
          </table:table-cell>
          <table:table-cell office:value-type="float" office:value="960.875" table:style-name="ce8">
            <text:p>960,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7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0.1" table:formula="of:=[.C18]/[.B18]" table:style-name="ce1">
            <text:p>0,1</text:p>
          </table:table-cell>
          <table:table-cell office:value-type="float" office:value="-98.846100000000007" table:style-name="ce3">
            <text:p>-9,88E+01</text:p>
          </table:table-cell>
          <table:table-cell office:value-type="float" office:value="-2229600" table:style-name="ce3">
            <text:p>-2,23E+06</text:p>
          </table:table-cell>
          <table:table-cell office:value-type="float" office:value="2055" table:style-name="ce8">
            <text:p>2055,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8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0.2" table:formula="of:=[.C19]/[.B19]" table:style-name="ce1">
            <text:p>0,2</text:p>
          </table:table-cell>
          <table:table-cell office:value-type="float" office:value="11.1439" table:style-name="ce3">
            <text:p>1,11E+01</text:p>
          </table:table-cell>
          <table:table-cell office:value-type="float" office:value="255760" table:style-name="ce3">
            <text:p>2,56E+05</text:p>
          </table:table-cell>
          <table:table-cell office:value-type="float" office:value="1722.5" table:style-name="ce8">
            <text:p>1722,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19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0.3" table:formula="of:=[.C20]/[.B20]" table:style-name="ce1">
            <text:p>0,3</text:p>
          </table:table-cell>
          <table:table-cell office:value-type="float" office:value="23.995100000000001" table:style-name="ce3">
            <text:p>2,40E+01</text:p>
          </table:table-cell>
          <table:table-cell office:value-type="float" office:value="607420" table:style-name="ce3">
            <text:p>6,07E+05</text:p>
          </table:table-cell>
          <table:table-cell office:value-type="float" office:value="1967.3" table:style-name="ce8">
            <text:p>1967,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d2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[.C21]/[.B21]" table:style-name="ce1">
            <text:p>0,5</text:p>
          </table:table-cell>
          <table:table-cell office:value-type="float" office:value="551.27570000000003" table:style-name="ce3">
            <text:p>5,51E+02</text:p>
          </table:table-cell>
          <table:table-cell office:value-type="float" office:value="4773300" table:style-name="ce3">
            <text:p>4,77E+06</text:p>
          </table:table-cell>
          <table:table-cell office:value-type="float" office:value="682.8" table:style-name="ce8">
            <text:p>682,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2" table:style-name="ce3"/>
          <table:table-cell table:style-name="ce8"/>
          <table:table-cell table:style-name="ce1"/>
          <table:table-cell table:style-name="ce2"/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39320</meta:initial-creator>
    <dc:creator>39320</dc:creator>
    <meta:creation-date>2023-03-13T15:04:45Z</meta:creation-date>
    <dc:date>2023-04-08T16:38:32Z</dc:date>
  </office:meta>
</office:document-meta>
</file>